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styles.xml"/>
  <manifest:file-entry manifest:media-type="text/xml" manifest:full-path="meta.xml"/>
  <manifest:file-entry manifest:media-type="text/xml" manifest:full-path="content.xml"/>
  <manifest:file-entry manifest:media-type="" manifest:full-path="mimetype"/>
  <manifest:file-entry manifest:media-type="text/xml" manifest:full-path="settings.xml"/>
</manifest:manifest>
</file>

<file path=content.xml><?xml version="1.0" encoding="utf-8"?>
<office:document-content xmlns:ns0="urn:oasis:names:tc:opendocument:xmlns:text:1.0" xmlns:ns1="urn:oasis:names:tc:opendocument:xmlns:style:1.0" xmlns:ns2="urn:oasis:names:tc:opendocument:xmlns:xsl-fo-compatible:1.0"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automatic-styles>
    <style:style style:family="paragraph" style:name="P0">
      <style:paragraph-properties fo:text-align="center"/>
    </style:style>
    <style:style style:family="paragraph" style:name="P1">
      <style:paragraph-properties fo:text-align="start"/>
    </style:style>
    <ns0:list-style ns1:name="L2">
      <ns0:list-level-style-bullet ns0:bullet-char="●" ns0:level="1">
        <ns1:list-level-properties ns0:min-label-width="0.9cm" ns0:space-before="0.3cm"/>
        <ns1:text-properties ns1:use-window-font-color="true" ns2:font-family="StarSymbol" ns2:font-size="45%"/>
      </ns0:list-level-style-bullet>
      <ns0:list-level-style-bullet ns0:bullet-char="–" ns0:level="2">
        <ns1:list-level-properties ns0:min-label-width="0.8cm" ns0:space-before="1.6cm"/>
        <ns1:text-properties ns1:use-window-font-color="true" ns2:font-family="StarSymbol" ns2:font-size="75%"/>
      </ns0:list-level-style-bullet>
      <ns0:list-level-style-bullet ns0:bullet-char="●" ns0:level="3">
        <ns1:list-level-properties ns0:min-label-width="0.6cm" ns0:space-before="3cm"/>
        <ns1:text-properties ns1:use-window-font-color="true" ns2:font-family="StarSymbol" ns2:font-size="45%"/>
      </ns0:list-level-style-bullet>
      <ns0:list-level-style-bullet ns0:bullet-char="–" ns0:level="4">
        <ns1:list-level-properties ns0:min-label-width="0.6cm" ns0:space-before="4.2cm"/>
        <ns1:text-properties ns1:use-window-font-color="true" ns2:font-family="StarSymbol" ns2:font-size="75%"/>
      </ns0:list-level-style-bullet>
      <ns0:list-level-style-bullet ns0:bullet-char="●" ns0:level="5">
        <ns1:list-level-properties ns0:min-label-width="0.6cm" ns0:space-before="5.4cm"/>
        <ns1:text-properties ns1:use-window-font-color="true" ns2:font-family="StarSymbol" ns2:font-size="45%"/>
      </ns0:list-level-style-bullet>
      <ns0:list-level-style-bullet ns0:bullet-char="●" ns0:level="6">
        <ns1:list-level-properties ns0:min-label-width="0.6cm" ns0:space-before="6.6cm"/>
        <ns1:text-properties ns1:use-window-font-color="true" ns2:font-family="StarSymbol" ns2:font-size="45%"/>
      </ns0:list-level-style-bullet>
      <ns0:list-level-style-bullet ns0:bullet-char="●" ns0:level="7">
        <ns1:list-level-properties ns0:min-label-width="0.6cm" ns0:space-before="7.8cm"/>
        <ns1:text-properties ns1:use-window-font-color="true" ns2:font-family="StarSymbol" ns2:font-size="45%"/>
      </ns0:list-level-style-bullet>
      <ns0:list-level-style-bullet ns0:bullet-char="●" ns0:level="8">
        <ns1:list-level-properties ns0:min-label-width="0.6cm" ns0:space-before="9cm"/>
        <ns1:text-properties ns1:use-window-font-color="true" ns2:font-family="StarSymbol" ns2:font-size="45%"/>
      </ns0:list-level-style-bullet>
      <ns0:list-level-style-bullet ns0:bullet-char="●" ns0:level="9">
        <ns1:list-level-properties ns0:min-label-width="0.6cm" ns0:space-before="10.2cm"/>
        <ns1:text-properties ns1:use-window-font-color="true" ns2:font-family="StarSymbol" ns2:font-size="45%"/>
      </ns0:list-level-style-bullet>
    </ns0:list-style>
    <style:style style:family="paragraph" style:name="P3">
      <style:paragraph-properties fo:text-align="start" text:enable-numbering="true"/>
    </style:style>
    <style:style style:family="paragraph" style:name="P5">
      <style:paragraph-properties fo:margin-left="1.2cm" fo:text-align="start" text:enable-numbering="true"/>
    </style:style>
  </office:automatic-styles>
  <office:body>
    <office:presentation>
      <draw:page draw:master-page-name="Title_20_Slide" draw:name="page1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INASP: Effective Network Management Workshops</text:p>
          </draw:text-box>
        </draw:frame>
        <draw:frame draw:layer="layout" presentation:class="subtitle" presentation:style-name="Default-subtitle" svg:height="11.049cm" svg:width="22.86cm" svg:x="1.28cm" svg:y="5.31cm">
          <draw:text-box>
            <text:p text:style-name="P1">Unit 10: Policy Development</text:p>
          </draw:text-box>
        </draw:frame>
        <draw:frame draw:layer="layout" presentation:class="outline" presentation:style-name="Default-outline1" svg:height="11.049cm" svg:width="22.86cm" svg:x="1.28cm" svg:y="5.31cm">
          <draw:text-box/>
        </draw:frame>
      </draw:page>
      <draw:page draw:master-page-name="Title_20_Slide" draw:name="page2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About these workshop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Authors:</text:p>
            <text:list text:style-name="L2">
              <text:list-item>
                <text:p text:style-name="P3">Dick Elleray, AfriConnect</text:p>
              </text:list-item>
              <text:list-item>
                <text:list>
                  <text:list-item>
                    <text:p text:style-name="P5"><text:span text:style-name="P0"><text:a xlink:href="mailto:delleray@africonnect.com" xlink:type="simple"><text:span text:style-name="P0">delleray@africonnect.com</text:span></text:a></text:span></text:p>
                  </text:list-item>
                </text:list>
              </text:list-item>
              <text:list-item>
                <text:p text:style-name="P3">Chris Wilson, Aptivate</text:p>
              </text:list-item>
              <text:list-item>
                <text:list>
                  <text:list-item>
                    <text:p text:style-name="P5"><text:span text:style-name="P0"><text:a xlink:href="mailto:chris+inaspbmo2013@aptivate.org" xlink:type="simple"><text:span text:style-name="P0">chris+inaspbmo2013@aptivate.org</text:span></text:a></text:span></text:p>
                  </text:list-item>
                </text:list>
              </text:list-item>
            </text:list>
            <text:p text:style-name="P3">Date: 2013-04-29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666666" style:text-outline="false" style:text-line-through-style="none" fo:font-family="Georgia" fo:font-size="32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666666" style:text-line-through-style="none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horizontal-align="left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5784cc" style:text-outline="false" style:text-line-through-style="none" fo:font-family="Georgia" style:font-style-name="Regular" style:font-family-generic="roman" style:font-pitch="variable" fo:font-size="32pt" fo:font-style="italic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draw:auto-grow-height="false" draw:fit-to-size="shrink-to-fit" fo:padding-bottom="0.5cm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5784cc" style:text-outline="false" style:text-line-through-style="none" fo:font-family="Georgia" style:font-style-name="Bold" style:font-family-generic="roman" fo:font-size="44pt" fo:letter-spacing="normal" fo:language="en" fo:country="US" fo:font-style="normal" fo:text-shadow="none" style:text-underline-style="none" fo:font-weight="bold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family="Georgia" style:font-style-name="Regular" style:font-family-generic="roman" fo:font-size="9pt" style:font-size-asian="9pt" style:font-size-complex="9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text-line-through-style="none" fo:font-family="Georgia" style:font-family-generic="roman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3" draw:layer="backgroundobjects" svg:width="25.471cm" svg:height="19.108cm" svg:x="-0.029cm" svg:y="0cm">
        <draw:image xlink:href="Pictures/1000000000000555000004006D7770E5.png" xlink:type="simple" xlink:show="embed" xlink:actuate="onLoad">
          <text:p/>
        </draw:image>
      </draw:frame>
      <draw:frame draw:name="Date Placeholder 3" presentation:style-name="Mpr1" draw:text-style-name="MP5" draw:layer="backgroundobjects" svg:width="5.93cm" svg:height="0.6cm" svg:x="7.2cm" svg:y="18.2cm" presentation:class="date-time">
        <draw:text-box>
          <text:p text:style-name="MP4"><text:span text:style-name="MT2"><text:date style:data-style-name="D1" text:date-value="2013-09-03">03/09/13</text:date></text:span></text:p>
        </draw:text-box>
      </draw:frame>
      <draw:frame draw:name="Footer Placeholder 4" presentation:style-name="Mpr1" draw:text-style-name="MP6" draw:layer="backgroundobjects" svg:width="8.04cm" svg:height="0.6cm" svg:x="13.66cm" svg:y="18.2cm" presentation:class="footer">
        <draw:text-box>
          <text:p/>
        </draw:text-box>
      </draw:frame>
      <draw:frame draw:name="Slide Number Placeholder 5" presentation:style-name="Mpr1" draw:text-style-name="MP8" draw:layer="backgroundobjects" svg:width="1.9cm" svg:height="0.6cm" svg:x="22.23cm" svg:y="18.2cm" presentation:class="page-number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6cm" svg:height="11.049cm" svg:x="1.28cm" svg:y="5.31cm" presentation:class="outline" presentation:placeholder="true">
        <draw:text-box/>
      </draw:frame>
      <draw:frame presentation:style-name="Title_20_Slide-title" draw:layer="backgroundobjects" svg:width="22.86cm" svg:height="3.181cm" svg:x="1.27cm" svg:y="2.2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dplib(python)</meta:generator>
    <meta:creation-date>2008-09-15T11:12:02</meta:creation-date>
    <dc:date>2008-10-01T20:32:43</dc:date>
    <meta:editing-cycles>3</meta:editing-cycles>
    <meta:editing-duration>PT26M35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